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tede.unifacs.br/handle/tede/898" text:style-name="Internet_20_link" text:visited-style-name="Visited_20_Internet_20_Link">https://tede.unifacs.br/handle/tede/898</text:a></text:p>
      <text:p text:style-name="Standard"/>
      <text:p text:style-name="Standard">https://pantheon.ufrj.br/handle/11422/6866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8:07:07.279696931</meta:creation-date>
    <dc:date>2025-09-15T18:10:11.874303356</dc:date>
    <meta:editing-duration>PT3M6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2" meta:character-count="81" meta:non-whitespace-character-count="81"/>
  </office:meta>
</office:document-meta>
</file>